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VariableBea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367.testTypeVariabl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Controller.save( @ RequestBody PO d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zedTypeBean.get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MvcConfig.configureMessageConverters( List &lt; HttpMessageConverter &lt; ? &gt; &gt; conver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ssue1367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ssue1367.testParameterizedType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arameterizedTypeBean.setT( T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Controller.parameterizedTypeBean( @ RequestBody ParameterizedTypeBean &lt; String &gt; parameterizedType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VariableBean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